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5a4a" officeooo:paragraph-rsid="000d5a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2.13 实验总结</text:p>
      <text:p text:style-name="P1"/>
      <text:p text:style-name="P1">在昨天的实验中，五个类型都是以WSC问题的事实作为后件，答案为前件。</text:p>
      <text:p text:style-name="P1">在今天的实验中，出现了以WSC问题的事实为前件，答案为后件的题目。为这样的题目添加KB时，我将它们也分为以下五种类型：</text:p>
      <text:p text:style-name="P1"/>
      <text:p text:style-name="P1">类型一：A^B-&gt;C</text:p>
      <text:p text:style-name="P1">添加规则：A-&gt;C, B-&gt;C</text:p>
      <text:p text:style-name="P1"/>
      <text:p text:style-name="P1">类型二：C-&gt;A^B</text:p>
      <text:p text:style-name="P1">添加规则：C-&gt;A^B</text:p>
      <text:p text:style-name="P1"/>
      <text:p text:style-name="P1">类型三：AvB-&gt;C</text:p>
      <text:p text:style-name="P1">添加规则：AvB-&gt;C</text:p>
      <text:p text:style-name="P1"/>
      <text:p text:style-name="P1">类型四：C-&gt;AvB</text:p>
      <text:p text:style-name="P1">添加规则：C-&gt;AvB, <text:s/>并引入答案相对定理: (assert (= (answer1 entity1) (answer2 entity2)))</text:p>
      <text:p text:style-name="P1"/>
      <text:p text:style-name="P1">类型五：A-&gt;B</text:p>
      <text:p text:style-name="P1">添加规则：A=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7:34:44.039540881</meta:creation-date>
    <dc:date>2017-12-13T17:40:17.028314752</dc:date>
    <meta:editing-duration>PT5M3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165" meta:character-count="269" meta:non-whitespace-character-count="259"/>
  </office:meta>
</office:document-meta>
</file>